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NL NFM" svg:font-family="'JetBrainsMonoNL NFM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'Bitstream Vera Sans Mono', 'Lucida Console', Terminal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079587" officeooo:paragraph-rsid="00079587"/>
    </style:style>
    <style:style style:name="P2" style:family="paragraph" style:parent-style-name="Standard">
      <style:text-properties officeooo:paragraph-rsid="00079587"/>
    </style:style>
    <style:style style:name="P3" style:family="paragraph" style:parent-style-name="Standard">
      <style:text-properties fo:color="#000000" loext:opacity="100%" style:font-name="JetBrainsMonoNL NFM" officeooo:rsid="00079587" officeooo:paragraph-rsid="00079587"/>
    </style:style>
    <style:style style:name="P4" style:family="paragraph" style:parent-style-name="Standard">
      <style:text-properties style:font-name="JetBrainsMonoNL NFM" officeooo:rsid="00079587" officeooo:paragraph-rsid="00079587"/>
    </style:style>
    <style:style style:name="P5" style:family="paragraph" style:parent-style-name="Standard">
      <style:text-properties style:font-name="JetBrainsMonoNL NFM" fo:font-size="12pt" officeooo:rsid="00079587" officeooo:paragraph-rsid="00079587" style:font-size-asian="12pt" style:font-size-complex="12pt"/>
    </style:style>
    <style:style style:name="P6" style:family="paragraph" style:parent-style-name="Standard">
      <style:text-properties style:font-name="JetBrainsMonoNL NFM" fo:font-size="12pt" officeooo:paragraph-rsid="00079587" style:font-size-asian="12pt" style:font-size-complex="12pt"/>
    </style:style>
    <style:style style:name="P7" style:family="paragraph" style:parent-style-name="Standard">
      <style:text-properties style:font-name="JetBrainsMonoNL NFM" fo:font-size="12pt" officeooo:rsid="0007dd1d" officeooo:paragraph-rsid="0007dd1d" style:font-size-asian="12pt" style:font-size-complex="12pt"/>
    </style:style>
    <style:style style:name="P8" style:family="paragraph" style:parent-style-name="Standard">
      <style:text-properties style:font-name="JetBrainsMonoNL NFM" fo:font-size="12pt" officeooo:rsid="0009b5a8" officeooo:paragraph-rsid="0009b5a8" style:font-size-asian="12pt" style:font-size-complex="12pt"/>
    </style:style>
    <style:style style:name="P9" style:family="paragraph" style:parent-style-name="Standard">
      <style:text-properties style:font-name="JetBrainsMonoNL NFM" fo:font-size="12pt" officeooo:rsid="000b893e" officeooo:paragraph-rsid="000b893e" style:font-size-asian="12pt" style:font-size-complex="12p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7dd1d"/>
    </style:style>
    <style:style style:name="T3" style:family="text">
      <style:text-properties fo:font-variant="normal" fo:text-transform="none" fo:color="#000000" loext:opacity="100%" style:font-name="JetBrainsMonoNL NFM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JetBrainsMonoNL NFM" fo:font-size="12pt" fo:letter-spacing="normal" fo:font-style="normal" fo:font-weight="normal" officeooo:rsid="00079587" style:font-size-asian="12pt" style:font-size-complex="12pt"/>
    </style:style>
    <style:style style:name="T5" style:family="text">
      <style:text-properties style:font-name="JetBrainsMonoNL NFM" fo:font-size="12pt" officeooo:rsid="00079587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HELLO</text:p>
      <text:p text:style-name="P4"/>
      <text:p text:style-name="P4">1) The first task was very basic as we were given a command to just copy paste into the terminal</text:p>
      <text:p text:style-name="P4">2) In the second task we were told about the difference between a command and arguments</text:p>
      <text:p text:style-name="P4"/>
      <text:p text:style-name="P4"><text:tab/>basically the first keyword is the command and all the other words following it are the <text:tab/>arguments.</text:p>
      <text:p text:style-name="P4"/>
      <text:p text:style-name="P4">2. PONDERING PATHS</text:p>
      <text:p text:style-name="P4"/>
      <text:p text:style-name="P4">1) Very basic as we just had to do ‘/pwn’ and got the flag</text:p>
      <text:p text:style-name="P4">2) here we had the executable file inside another directory so we again had a basic comman ‘/challenge/run’ and got the flag</text:p>
      <text:p text:style-name="P4">3) <text:s text:c="7"/>cd /challenge</text:p>
      <text:p text:style-name="P4"><text:tab/>./run</text:p>
      <text:p text:style-name="P4">6) Here we learned the difference between relative and absolute paths</text:p>
      <text:p text:style-name="P4">7) here we got to knwo about explicit relavite paths amd how things like ‘././.../’ might work</text:p>
      <text:p text:style-name="P4">8)</text:p>
      <text:p text:style-name="P4"/>
      <text:p text:style-name="P4">3. COMMANDS</text:p>
      <text:p text:style-name="P4"/>
      <text:p text:style-name="P4">In-Depth Overview of Linux Commands</text:p>
      <text:p text:style-name="P4"/>
      <text:p text:style-name="P4">1. cat</text:p>
      <text:p text:style-name="P4"><text:s text:c="3"/>- Usage: `cat [options] [file...]`</text:p>
      <text:p text:style-name="P4"><text:s text:c="3"/>- Basic Arguments:</text:p>
      <text:p text:style-name="P4"><text:s text:c="5"/>- `&lt;filename&gt;`: Displays the contents of the specified file.</text:p>
      <text:p text:style-name="P4"><text:s text:c="5"/>- `-n`: Numbers all output lines.</text:p>
      <text:p text:style-name="P4"><text:s text:c="5"/>- `-E`: Displays a `$` at the end of each line.</text:p>
      <text:p text:style-name="P4"><text:s text:c="3"/>- Example: </text:p>
      <text:p text:style-name="P4"><text:s text:c="5"/>```bash</text:p>
      <text:p text:style-name="P4"><text:s text:c="5"/>cat -n file.txt</text:p>
      <text:p text:style-name="P4"><text:s text:c="5"/>```</text:p>
      <text:p text:style-name="P4"/>
      <text:p text:style-name="P4">2. grep</text:p>
      <text:p text:style-name="P4"><text:s text:c="3"/>- Usage: `grep [options] [pattern] [file...]`</text:p>
      <text:p text:style-name="P4"><text:s text:c="3"/>- Basic Arguments:</text:p>
      <text:p text:style-name="P4"><text:s text:c="5"/>- `&lt;pattern&gt;`: The text or regular expression to search for.</text:p>
      <text:p text:style-name="P4"><text:s text:c="5"/>- `&lt;filename&gt;`: The file(s) to search within.</text:p>
      <text:p text:style-name="P4"><text:s text:c="5"/>- `-i`: Ignores case distinctions.</text:p>
      <text:p text:style-name="P4"><text:s text:c="5"/>- `-r`: Recursively searches through directories.</text:p>
      <text:p text:style-name="P4"><text:soft-page-break/><text:s text:c="3"/>- Example:</text:p>
      <text:p text:style-name="P4"><text:s text:c="5"/>```bash</text:p>
      <text:p text:style-name="P4"><text:s text:c="5"/>grep -i "error" logfile.txt</text:p>
      <text:p text:style-name="P4"><text:s text:c="5"/>```</text:p>
      <text:p text:style-name="P4"/>
      <text:p text:style-name="P4">3. Listing Files</text:p>
      <text:p text:style-name="P4"><text:s text:c="3"/>- Command: `ls`</text:p>
      <text:p text:style-name="P4"><text:s text:c="3"/>- Basic Arguments:</text:p>
      <text:p text:style-name="P4"><text:s text:c="5"/>- `-l`: Displays detailed information about each file.</text:p>
      <text:p text:style-name="P4"><text:s text:c="5"/>- `-a`: Lists all files, including hidden files.</text:p>
      <text:p text:style-name="P4"><text:s text:c="5"/>- `-h`: Formats file sizes in a human-readable way.</text:p>
      <text:p text:style-name="P4"><text:s text:c="3"/>- Example:</text:p>
      <text:p text:style-name="P4"><text:s text:c="5"/>```bash</text:p>
      <text:p text:style-name="P4"><text:s text:c="5"/>ls -la</text:p>
      <text:p text:style-name="P4"><text:s text:c="5"/>```</text:p>
      <text:p text:style-name="P4"/>
      <text:p text:style-name="P4">4. Touching Files</text:p>
      <text:p text:style-name="P4"><text:s text:c="3"/>- Usage: `touch [options] [file...]`</text:p>
      <text:p text:style-name="P4"><text:s text:c="3"/>- Basic Arguments:</text:p>
      <text:p text:style-name="P4"><text:s text:c="5"/>- `&lt;filename&gt;`: Creates a new, empty file or updates the timestamp.</text:p>
      <text:p text:style-name="P4"><text:s text:c="5"/>- `-c`: Does not create files; only updates timestamps.</text:p>
      <text:p text:style-name="P4"><text:s text:c="3"/>- Example:</text:p>
      <text:p text:style-name="P4"><text:s text:c="5"/>```bash</text:p>
      <text:p text:style-name="P4"><text:s text:c="5"/>touch newfile.txt</text:p>
      <text:p text:style-name="P4"><text:s text:c="5"/>```</text:p>
      <text:p text:style-name="P4"/>
      <text:p text:style-name="P4">5. Removing Files</text:p>
      <text:p text:style-name="P4"><text:s text:c="3"/>- Usage: `rm [options] [file...]`</text:p>
      <text:p text:style-name="P4"><text:s text:c="3"/>- Basic Arguments:</text:p>
      <text:p text:style-name="P4"><text:s text:c="5"/>- `&lt;filename&gt;`: Specifies the file(s) to delete.</text:p>
      <text:p text:style-name="P4"><text:s text:c="5"/>- `-r`: Recursively deletes directories and their contents.</text:p>
      <text:p text:style-name="P4"><text:s text:c="5"/>- `-f`: Forces deletion without prompting for confirmation.</text:p>
      <text:p text:style-name="P4"><text:s text:c="3"/>- Example:</text:p>
      <text:p text:style-name="P4"><text:s text:c="5"/>```bash</text:p>
      <text:p text:style-name="P4"><text:s text:c="5"/>rm -rf directory_name</text:p>
      <text:p text:style-name="P4"><text:s text:c="5"/>```</text:p>
      <text:p text:style-name="P4"/>
      <text:p text:style-name="P4">6. Making Directories</text:p>
      <text:p text:style-name="P4"><text:s text:c="3"/>- Usage: `mkdir [options] [directory...]`</text:p>
      <text:p text:style-name="P4"><text:s text:c="3"/>- Basic Arguments:</text:p>
      <text:p text:style-name="P4"><text:s text:c="5"/>- `&lt;directory&gt;`: The name of the directory to create.</text:p>
      <text:p text:style-name="P4"><text:s text:c="5"/>- `-p`: Creates parent directories as needed.</text:p>
      <text:p text:style-name="P4"><text:s text:c="3"/>- Example:</text:p>
      <text:p text:style-name="P4"><text:s text:c="5"/>```bash</text:p>
      <text:p text:style-name="P4"><text:soft-page-break/><text:s text:c="5"/>mkdir -p /home/user/newfolder/subfolder</text:p>
      <text:p text:style-name="P4"><text:s text:c="5"/>```</text:p>
      <text:p text:style-name="P4"/>
      <text:p text:style-name="P4">7. Finding Files</text:p>
      <text:p text:style-name="P4"><text:s text:c="3"/>- Usage: `find [path] [options] [expression]`</text:p>
      <text:p text:style-name="P4"><text:s text:c="3"/>- Basic Arguments:</text:p>
      <text:p text:style-name="P4"><text:s text:c="5"/>- `&lt;path&gt;`: The directory path to start the search.</text:p>
      <text:p text:style-name="P4"><text:s text:c="5"/>- `-name`: Searches for files matching a specific name pattern.</text:p>
      <text:p text:style-name="P4"><text:s text:c="5"/>- `-type`: Searches for a specific type (e.g., `f` for files, `d` for directories).</text:p>
      <text:p text:style-name="P4"><text:s text:c="3"/>- Example:</text:p>
      <text:p text:style-name="P4"><text:s text:c="5"/>```bash</text:p>
      <text:p text:style-name="P4"><text:s text:c="5"/>find /home/user -name "*.txt"</text:p>
      <text:p text:style-name="P4"><text:s text:c="5"/>```</text:p>
      <text:p text:style-name="P4"/>
      <text:p text:style-name="P4">8. Linking Files</text:p>
      <text:p text:style-name="P4"><text:s text:c="3"/>- Usage: `ln [options] &lt;target&gt; [link_name]`</text:p>
      <text:p text:style-name="P4"><text:s text:c="3"/>- Basic Arguments:</text:p>
      <text:p text:style-name="P4"><text:s text:c="5"/>- `&lt;target&gt;`: The file you want to link to.</text:p>
      <text:p text:style-name="P4"><text:s text:c="5"/>- `&lt;link_name&gt;`: The name of the new link.</text:p>
      <text:p text:style-name="P4"><text:s text:c="5"/>- `-s`: Creates a symbolic link instead of a hard link.</text:p>
      <text:p text:style-name="P4"><text:s text:c="3"/>- Example:</text:p>
      <text:p text:style-name="P4"><text:s text:c="5"/>```bash</text:p>
      <text:p text:style-name="P4"><text:s text:c="5"/>ln -s /path/to/original_file link_name</text:p>
      <text:p text:style-name="P4"><text:s text:c="5"/>```</text:p>
      <text:p text:style-name="P4"/>
      <text:p text:style-name="P4">-- there are 2 kinds of link: </text:p>
      <text:p text:style-name="P4">1. hard link – 2 addresses that lead to the same place</text:p>
      <text:p text:style-name="P4">2. soft link</text:p>
      <text:p text:style-name="P4"/>
      <text:p text:style-name="P4">symbolic link- (ln -s)</text:p>
      <text:p text:style-name="P4"/>
      <text:p text:style-name="P4">4. DIGESTING DOCUMENTATION -</text:p>
      <text:p text:style-name="P4"/>
      <text:p text:style-name="P4">This module was all about how to use man and –help. It was very basic commands </text:p>
      <text:p text:style-name="P4"><text:tab/></text:p>
      <text:p text:style-name="P4">we can do ‘man [name of command]’ to get a list of possible arguments with their description</text:p>
      <text:p text:style-name="P4"/>
      <text:p text:style-name="P4">/ - used to search for a keyword in man description</text:p>
      <text:p text:style-name="P4">n – used to move down</text:p>
      <text:p text:style-name="P4">N- sed to move up</text:p>
      <text:p text:style-name="P4"/>
      <text:p text:style-name="P4"><text:soft-page-break/></text:p>
      <text:p text:style-name="P4">5. FILE GLOBBING</text:p>
      <text:p text:style-name="P5"/>
      <text:p text:style-name="P2"><text:span text:style-name="T5">‘*”- </text:span><text:span text:style-name="T3"><text:s/>When </text:span><text:span text:style-name="T4">linux</text:span><text:span text:style-name="T3"> encounters a ‘</text:span><text:span text:style-name="Source_20_Text"><text:span text:style-name="T3">*’ </text:span></text:span><text:span text:style-name="T3">character in any argument, the shell will treat it as "wildcard" and try to replace that argument with any files that match the pattern.</text:span></text:p>
      <text:p text:style-name="P6"><text:span text:style-name="T1"/></text:p>
      <text:p text:style-name="P6"><text:span text:style-name="T1">‘?’ </text:span><text:span text:style-name="T2">is simial to * but it only matches that one character in that specified place</text:span></text:p>
      <text:p text:style-name="P6"><text:span text:style-name="T2"/></text:p>
      <text:p text:style-name="P7"><text:span text:style-name="T1">[] is like ? That matches a possible subsets of potential characters within the set<text:line-break/></text:span></text:p>
      <text:p text:style-name="P7"><text:span text:style-name="T1">in [] we can use ! Or in newer versions ^ to exclude certain characters</text:span></text:p>
      <text:p text:style-name="P7"><text:span text:style-name="T1"/></text:p>
      <text:p text:style-name="P7"><text:span text:style-name="T1">6. PIPPING</text:span></text:p>
      <text:p text:style-name="P7"><text:span text:style-name="T1"/></text:p>
      <text:p text:style-name="P7">Piping in Linux is a way to connect the output of one command directly into the input of another command.</text:p>
      <text:p text:style-name="P7"/>
      <text:p text:style-name="P7">‘&gt;’ can be used to redirect the stdout to other files</text:p>
      <text:p text:style-name="P7"/>
      <text:p text:style-name="P7">‘&gt;&gt;’ can be used to append the stdout to other files</text:p>
      <text:p text:style-name="P7"/>
      <text:p text:style-name="P7">File Descriptor- </text:p>
      <text:p text:style-name="P7"><text:tab/>FD0-stdin</text:p>
      <text:p text:style-name="P7"><text:tab/>FD1-stdout</text:p>
      <text:p text:style-name="P7"><text:tab/>FD2-stderror</text:p>
      <text:p text:style-name="P7"/>
      <text:p text:style-name="P7"/>
      <text:p text:style-name="P7">by default when we use &gt; we mean 1&gt;</text:p>
      <text:p text:style-name="P7"/>
      <text:p text:style-name="P7">6) /challenge/run &gt; /tmp/data.txt</text:p>
      <text:p text:style-name="P7">grep "pwn.college{" /tmp/data.txt</text:p>
      <text:p text:style-name="P7"/>
      <text:p text:style-name="P7">7) /challenge/run | grep "pwn.college{"</text:p>
      <text:p text:style-name="P7"/>
      <text:p text:style-name="P8">8) /challenge/run 2&gt;&amp;1 | grep "pwn.college{"</text:p>
      <text:p text:style-name="P8"/>
      <text:p text:style-name="P9">9)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NL NFM" svg:font-family="'JetBrainsMonoNL NFM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'Bitstream Vera Sans Mono', 'Lucida Console', Terminal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8:05:09.902342277</meta:creation-date>
    <meta:generator>LibreOffice/7.4.7.2$Linux_X86_64 LibreOffice_project/40$Build-2</meta:generator>
    <dc:date>2024-10-09T18:36:53.373003965</dc:date>
    <meta:editing-duration>PT31M43S</meta:editing-duration>
    <meta:editing-cycles>4</meta:editing-cycles>
    <meta:document-statistic meta:table-count="0" meta:image-count="0" meta:object-count="0" meta:page-count="4" meta:paragraph-count="123" meta:word-count="716" meta:character-count="4434" meta:non-whitespace-character-count="3511"/>
  </office:meta>
</office:document-meta>
</file>